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2">
      <style:text-properties officeooo:rsid="000c8c1b" officeooo:paragraph-rsid="000c8c1b"/>
    </style:style>
    <style:style style:name="P2" style:family="paragraph" style:parent-style-name="Text_20_body" style:list-style-name="L2">
      <style:text-properties style:font-name="Carlito"/>
    </style:style>
    <style:style style:name="P3" style:family="paragraph" style:parent-style-name="Text_20_body" style:list-style-name="L2">
      <style:text-properties style:font-name="Carlito" officeooo:rsid="000c8c1b" officeooo:paragraph-rsid="000c8c1b"/>
    </style:style>
    <style:style style:name="P4" style:family="paragraph" style:parent-style-name="Text_20_body">
      <style:paragraph-properties fo:margin-top="0in" fo:margin-bottom="0in" loext:contextual-spacing="false"/>
      <style:text-properties style:font-name="Carlito"/>
    </style:style>
    <style:style style:name="P5" style:family="paragraph" style:parent-style-name="Text_20_body" style:list-style-name="L2">
      <style:paragraph-properties fo:margin-top="0in" fo:margin-bottom="0in" loext:contextual-spacing="false"/>
      <style:text-properties style:font-name="Carlito"/>
    </style:style>
    <style:style style:name="P6" style:family="paragraph" style:parent-style-name="Text_20_body" style:list-style-name="L2">
      <style:paragraph-properties fo:margin-top="0in" fo:margin-bottom="0in" loext:contextual-spacing="false"/>
      <style:text-properties style:font-name="Carlito" officeooo:paragraph-rsid="000b7280"/>
    </style:style>
    <style:style style:name="P7" style:family="paragraph" style:parent-style-name="Text_20_body">
      <style:paragraph-properties fo:margin-top="0in" fo:margin-bottom="0in" loext:contextual-spacing="false"/>
      <style:text-properties style:font-name="Carlito" fo:font-size="12pt" officeooo:rsid="000b7280" officeooo:paragraph-rsid="000b7280" style:font-size-asian="12pt" style:font-size-complex="12pt"/>
    </style:style>
    <style:style style:name="P8" style:family="paragraph" style:parent-style-name="Text_20_body">
      <style:paragraph-properties fo:margin-top="0in" fo:margin-bottom="0in" loext:contextual-spacing="false"/>
      <style:text-properties style:font-name="Carlito" officeooo:paragraph-rsid="000b7280"/>
    </style:style>
    <style:style style:name="P9" style:family="paragraph" style:parent-style-name="Text_20_body" style:list-style-name="L2">
      <style:paragraph-properties fo:margin-top="0in" fo:margin-bottom="0in" loext:contextual-spacing="false"/>
      <style:text-properties style:font-name="Carlito" officeooo:rsid="000c8c1b" officeooo:paragraph-rsid="000c8c1b"/>
    </style:style>
    <style:style style:name="P10" style:family="paragraph" style:parent-style-name="Text_20_body">
      <style:paragraph-properties fo:margin-top="0in" fo:margin-bottom="0in" loext:contextual-spacing="false"/>
      <style:text-properties style:font-name="Carlito" officeooo:rsid="000c8c1b" officeooo:paragraph-rsid="000c8c1b"/>
    </style:style>
    <style:style style:name="P11" style:family="paragraph" style:parent-style-name="Heading_20_5">
      <style:paragraph-properties fo:margin-top="0in" fo:margin-bottom="0in" loext:contextual-spacing="false"/>
      <style:text-properties fo:font-size="12pt" officeooo:rsid="000b7280" officeooo:paragraph-rsid="000b7280" style:font-size-asian="12pt" style:font-size-complex="12pt"/>
    </style:style>
    <style:style style:name="P12" style:family="paragraph" style:parent-style-name="Heading_20_5">
      <style:paragraph-properties fo:margin-top="0in" fo:margin-bottom="0in" loext:contextual-spacing="false"/>
      <style:text-properties style:font-name="Carlito" fo:font-size="12pt" fo:font-weight="normal" officeooo:paragraph-rsid="000b7280" style:font-size-asian="12pt" style:font-weight-asian="normal" style:font-size-complex="12pt" style:font-weight-complex="normal"/>
    </style:style>
    <style:style style:name="T1" style:family="text">
      <style:text-properties officeooo:rsid="000b7280"/>
    </style:style>
    <style:style style:name="T2" style:family="text">
      <style:text-properties officeooo:rsid="000c8c1b"/>
    </style:style>
    <style:style style:name="T3" style:family="text">
      <style:text-properties officeooo:rsid="000e52c4"/>
    </style:style>
    <style:style style:name="T4" style:family="text">
      <style:text-properties fo:font-weight="bold" style:font-weight-asian="bold" style:font-weight-complex="bold"/>
    </style:style>
    <style:style style:name="T5" style:family="text">
      <style:text-properties fo:font-weight="bold" officeooo:rsid="000c8c1b" style:font-weight-asian="bold" style:font-weight-complex="bold"/>
    </style:style>
    <style:style style:name="T6" style:family="text">
      <style:text-properties style:font-name="Liberation Sans"/>
    </style:style>
    <style:style style:name="T7" style:family="text">
      <style:text-properties style:font-name="Liberation Sans" officeooo:rsid="000c8c1b"/>
    </style:style>
    <style:style style:name="T8" style:family="text">
      <style:text-properties style:font-name="Carlito"/>
    </style:style>
    <style:style style:name="T9" style:family="text">
      <style:text-properties style:font-name="Carlito" officeooo:rsid="000c8c1b"/>
    </style:style>
    <style:style style:name="T10" style:family="text">
      <style:text-properties style:font-name="Carlito" fo:font-weight="normal" style:font-weight-asian="normal" style:font-weight-complex="normal"/>
    </style:style>
    <style:style style:name="T11" style:family="text">
      <style:text-properties style:font-name="Carlito" fo:font-weight="normal" officeooo:rsid="000c8c1b"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3">I) </text:span>A full report consisting of all of the following components (<text:span text:style-name="Strong_20_Emphasis">15 marks</text:span>):</text:p>
      <text:list xml:id="list1322843610" text:style-name="L2">
        <text:list-item>
          <text:p text:style-name="P6"><text:span text:style-name="T1">1.</text:span>Introduction where you discuss the business problem and who would be interested in this project.</text:p>
          <text:p text:style-name="P6"><text:span text:style-name="T2">Ans: Business Requirement:</text:span></text:p>
          <text:p text:style-name="P6"><text:span text:style-name="T1">Based on the previous scenarios discussed on this Capstone journey, I would like to build and solve the following problem:</text:span></text:p>
          <text:p text:style-name="P6"><text:span text:style-name="T1">There is a project we have got from 'Multi-chain Business Group' to identify the best place to open a 'Type of Shop' in the areas of City Toronto and NewYork , so that they can yield better profit based on the 'Selected-place' which we would be identifying using the DataScience approach.</text:span><text:tab/></text:p>
        </text:list-item>
      </text:list>
      <text:p text:style-name="P4"/>
      <text:list xml:id="list222258638098557" text:continue-numbering="true" text:style-name="L2">
        <text:list-item>
          <text:p text:style-name="P5"><text:span text:style-name="T1">2.</text:span>Data where you describe the data that will be used to solve the problem and the source of the data.</text:p>
        </text:list-item>
      </text:list>
      <text:p text:style-name="P7"><text:tab/><text:tab/>The Data will be used from the NewYork and Toronto geo-spatial data.</text:p>
      <text:h text:style-name="P12" text:outline-level="5"><text:bookmark text:name="Creating-Foursquare-Url-for-New-York-to-find-the-locations"/><text:span text:style-name="T2">We will be Creating Foursquare Url for New York and toronto to find the locations</text:span></text:h>
      <text:h text:style-name="P11" text:outline-level="5"><text:bookmark text:name="cleaning-the-json-and-structure-it-into-a-pandas-dataframe."/><text:span text:style-name="T11">Will </text:span><text:span text:style-name="T10">clean</text:span><text:span text:style-name="T11">e</text:span><text:span text:style-name="T10"> the json and structure it into a </text:span><text:span text:style-name="Emphasis"><text:span text:style-name="T10">pandas</text:span></text:span><text:span text:style-name="T10"> dataframe</text:span><text:bookmark text:name="Finding-the-Frequency-of-Neighbourhoods-for-New-York"/><text:span text:style-name="T10"> </text:span><text:span text:style-name="T11">and </text:span><text:span text:style-name="T10">Find the Frequency of Neighbourhoods for </text:span><text:span text:style-name="T11">both the cities.</text:span></text:h>
      <text:p text:style-name="P7"/>
      <text:p text:style-name="P8"/>
      <text:list xml:id="list222259282231174" text:continue-numbering="true" text:style-name="L2">
        <text:list-item>
          <text:p text:style-name="P6"><text:span text:style-name="T1">3.</text:span>Methodology section which represents the main component of the report where you discuss and describe any exploratory data analysis that you did, any inferential statistical testing that you performed, and what machine learnings were used and why.</text:p>
        </text:list-item>
      </text:list>
      <text:p text:style-name="P8"><text:tab/> <text:s text:c="4"/><text:span text:style-name="T5">Ans: </text:span><text:span text:style-name="T2"><text:s/>Data Pre-processing will be done on the pre-processed/initial data using pandas <text:tab/><text:tab/><text:tab/>library.</text:span><text:tab/></text:p>
      <text:list xml:id="list222257906679355" text:continue-numbering="true" text:style-name="L2">
        <text:list-header>
          <text:p text:style-name="P6"><text:span text:style-name="T1">K-Means Clustering technique from Machine Learning is used to identify/cluster the places which will be used to best pick the places to open the new store…</text:span></text:p>
          <text:p text:style-name="P9">So that, We would be able to choose and Recommend many such Place/stores to our Business partner.... so that they can start their new Business to leverage the Best Profit.</text:p>
        </text:list-header>
      </text:list>
      <text:p text:style-name="P4"/>
      <text:p text:style-name="P4"/>
      <text:list xml:id="list222259330847307" text:continue-numbering="true" text:style-name="L2">
        <text:list-item>
          <text:p text:style-name="P5"><text:span text:style-name="T1">4.</text:span>Results section where you discuss the results.</text:p>
          <text:p text:style-name="P9"><text:span text:style-name="T4">Ans:</text:span> <text:span text:style-name="T3">The result will be the cluster of places/venues in both the cities.</text:span></text:p>
        </text:list-item>
      </text:list>
      <text:p text:style-name="P10"/>
      <text:list xml:id="list222258446776870" text:continue-numbering="true" text:style-name="L2">
        <text:list-item>
          <text:p text:style-name="P5"><text:span text:style-name="T1">5.</text:span>Discussion section where you discuss any observations you noted and any recommendations you can make based on the results.</text:p>
          <text:p text:style-name="P9"><text:span text:style-name="T4">Ans:</text:span> <text:span text:style-name="T3">We can easily find the location on which particular Store can be opened, where there is very limited competition and only growth. <text:s/></text:span></text:p>
          <text:p text:style-name="P9"/>
        </text:list-item>
        <text:list-item>
          <text:p text:style-name="P2"><text:span text:style-name="T1">6.</text:span>Conclusion section where you conclude the report.</text:p>
          <text:p text:style-name="P3"><text:span text:style-name="T4">Ans:</text:span> <text:span text:style-name="T3">This report is amazing and wonderful experience to identify the final result/venues from both the Major cities.</text:span></text:p>
          <text:p text:style-name="P1"><text:soft-page-brea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5in" fo:margin-left="0.5in"/>
        </style:list-level-properties>
      </text:outline-level-style>
      <text:outline-level-style text:level="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1:52:57.121437012</meta:creation-date>
    <dc:date>2019-03-03T22:22:39.001666207</dc:date>
    <meta:editing-duration>PT7M31S</meta:editing-duration>
    <meta:editing-cycles>1</meta:editing-cycles>
    <meta:generator>LibreOffice/5.3.6.1$Linux_X86_64 LibreOffice_project/30$Build-1</meta:generator>
    <meta:document-statistic meta:table-count="0" meta:image-count="0" meta:object-count="0" meta:page-count="2" meta:paragraph-count="21" meta:word-count="379" meta:character-count="2225" meta:non-whitespace-character-count="1865"/>
  </office:meta>
</office:document-meta>
</file>